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3.15cm" fo:min-width="18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9.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61cm" svg:x="1.4cm" svg:y="3.41cm" presentation:class="title" presentation:user-transformed="true">
          <draw:text-box>
            <text:p>Algorithmes décentralisés et asynchrones pour l’apprentissage statistique large échelle et application à l’indexation multimédia</text:p>
          </draw:text-box>
        </draw:frame>
        <draw:frame presentation:style-name="pr1" draw:text-style-name="P1" draw:layer="layout" svg:width="25.199cm" svg:height="3.506cm" svg:x="1.401cm" svg:y="11.094cm" presentation:class="title" presentation:user-transformed="true">
          <draw:text-box>
            <text:p><text:span text:style-name="T1">Soutenance de Thèse présentée par</text:span><text:span text:style-name="T1"><text:line-break/></text:span><text:span text:style-name="T2">Jérôme Fellus</text:span></text:p>
          </draw:text-box>
        </draw:frame>
        <draw:frame presentation:style-name="pr1" draw:text-style-name="P3" draw:layer="layout" svg:width="25.199cm" svg:height="3.506cm" svg:x="1.402cm" svg:y="15.854cm" presentation:class="title" presentation:user-transformed="true">
          <draw:text-box>
            <text:p text:style-name="P2"><text:span text:style-name="T1">Sous la direction de</text:span><text:span text:style-name="T1"><text:line-break/></text:span><text:span text:style-name="T1">Philippe-Henri Gosselin</text:span><text:span text:style-name="T1"><text:line-break/></text:span><text:span text:style-name="T1">David Picard</text:span></text:p>
          </draw:text-box>
        </draw:frame>
        <draw:frame presentation:style-name="pr1" draw:text-style-name="P5" draw:layer="layout" svg:width="25.199cm" svg:height="4.766cm" svg:x="1.403cm" svg:y="15.221cm" presentation:class="title" presentation:user-transformed="true">
          <draw:text-box>
            <text:p text:style-name="P4"><text:span text:style-name="T1">Devant le jury composé de</text:span><text:span text:style-name="T1"><text:line-break/></text:span><text:span text:style-name="T1">Alain Rakotomamonjy</text:span><text:span text:style-name="T1"><text:line-break/></text:span><text:span text:style-name="T1">Frédéric Precioso</text:span><text:span text:style-name="T1"><text:line-break/></text:span><text:span text:style-name="T1">Francis Bach</text:span><text:span text:style-name="T1"><text:line-break/></text:span><text:span text:style-name="T1">Nicolas Tho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pprentissage statist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stribuer pour passer à l’échelle</text:p>
          </draw:text-box>
        </draw:frame>
        <draw:custom-shape draw:style-name="gr2" draw:text-style-name="P2" draw:layer="layout" svg:width="17cm" svg:height="5cm" svg:x="4.8cm" svg:y="5.8cm">
          <text:p text:style-name="P2">Def : </text:p>
          <text:p text:style-name="P2">- nœuds</text:p>
          <text:p text:style-name="P2">- Jeux de données locaux</text:p>
          <text:p text:style-name="P2">- processeur + mémoire propres</text:p>
          <text:p text:style-name="P2">- communication (échanges de paramètres) via lien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èmes intrinsèquement distribués</text:p>
          </draw:text-box>
        </draw:frame>
        <draw:custom-shape draw:style-name="gr2" draw:text-style-name="P2" draw:layer="layout" svg:width="23.8cm" svg:height="12.4cm" svg:x="2cm" svg:y="6.2cm">
          <text:p text:style-name="P2">Gros ensembles de données (multimédia)</text:p>
          <text:p text:style-name="P2">→ proviennent en réalité de très nombreuses </text:p>
          <text:p text:style-name="P2">sources réparties sur la planète</text:p>
          <text:p text:style-name="P2">→ On pourrait même dire à l'inverse que les exemples d'immenses </text:p>
          <text:p text:style-name="P2">amats de données provenant d'une source unique sont en fait particulièrement rares </text:p>
          <text:p text:style-name="P2">(téléscopes, accélérateurs de particules, …)</text:p>
          <text:p text:style-name="P2">→ Et quand on y regarde bien dans le détail, même dans ces cas là, l'acquisition de ces données est généralement</text:p>
          <text:p text:style-name="P2">Confiée à des systèmes hautement parallèles dès la source, ce qui nous donne envie </text:p>
          <text:p text:style-name="P2">De dire que même ces systèmes là ont une nature intrinsèquement distribué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jet Culture3DCloud (PIA)</text:p>
          </draw:text-box>
        </draw:frame>
        <draw:custom-shape draw:style-name="gr2" draw:text-style-name="P6" draw:layer="layout" svg:width="12.6cm" svg:height="3.6cm" svg:x="1.6cm" svg:y="6cm">
          <text:p text:style-name="P6">Musées</text:p>
          <text:p text:style-name="P6">Collections d'artefacts patrimoniaux</text:p>
          <text:p text:style-name="P6">Hebergées localement (questions de droits</text:p>
          <text:p text:style-name="P6">Ou simplement d'habitudes)</text:p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2.6cm" svg:height="3.6cm" svg:x="1.6cm" svg:y="13cm">
          <text:p text:style-name="P6">Crowdsourcing</text:p>
          <text:p text:style-name="P6">(photos de visiteurs, données de terrain,</text:p>
          <text:p text:style-name="P6">Biens non-rivaux, domaine public)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9.8cm" svg:height="7cm" svg:x="16.4cm" svg:y="4.6cm">
          <text:p text:style-name="P6">Plateforme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9.8cm" svg:height="7cm" svg:x="16.4cm" svg:y="12.6cm">
          <text:p text:style-name="P6">Grandes masses de données =</text:p>
          <text:p text:style-name="P6">Outils d'indexation</text:p>
          <text:p text:style-name="P6">automatiqu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épasser la coordination centralisée</text:p>
          </draw:text-box>
        </draw:frame>
        <draw:custom-shape draw:style-name="gr3" draw:text-style-name="P6" draw:layer="layout" svg:width="18.6cm" svg:height="3.4cm" svg:x="5.8cm" svg:y="14.2cm">
          <text:p text:style-name="P6">SOLUTIONS DECENTRALISÉES :</text:p>
          <text:p text:style-name="P6">Toutes les unités jouent le même rôle : elles sont interchangeables</text:p>
          <text:p text:style-name="P6">Aucune unité n'est indispensable au système global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.2cm" svg:height="7.857cm" svg:x="1.4cm" svg:y="4.343cm">
          <text:p text:style-name="P6">Globe main-server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.2cm" svg:height="7.857cm" svg:x="14.6cm" svg:y="4.343cm">
          <text:p text:style-name="P6">Up sources = Up serveur</text:p>
          <text:p text:style-name="P6">(vitesse calcul, débit, stockage, </text:p>
          <text:p text:style-name="P6">maintenance, sécurisation, prix)</text:p>
          <text:p text:style-name="P6"/>
          <text:p text:style-name="P6">Respect de la vie privée, confidentialité ?</text:p>
          <text:p text:style-name="P6"/>
          <text:p text:style-name="P6">Panne locale → Panne globa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èmes liés à la synchronisation</text:p>
          </draw:text-box>
        </draw:frame>
        <draw:custom-shape draw:style-name="gr3" draw:text-style-name="P6" draw:layer="layout" svg:width="18.6cm" svg:height="3.4cm" svg:x="4.2cm" svg:y="16.8cm">
          <text:p text:style-name="P6">SOLUTIONS ASYNCHRONES</text:p>
          <text:p text:style-name="P6">Aucune opération ne doit introduire d'attente entre noeud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7.8cm" svg:height="4.2cm" svg:x="1cm" svg:y="4.4cm">
          <text:p text:style-name="P6">Ex algo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7.8cm" svg:height="4.2cm" svg:x="10.2cm" svg:y="4.343cm">
          <text:p text:style-name="P6">3 types d'activité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7.8cm" svg:height="4.2cm" svg:x="19cm" svg:y="4.4cm">
          <text:p text:style-name="P6">Temps passé dans </text:p>
          <text:p text:style-name="P6">chacune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9.6cm" svg:height="6.8cm" svg:x="2.8cm" svg:y="9.2cm">
          <text:p text:style-name="P6">Illustration téléphone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9.6cm" svg:height="6.8cm" svg:x="14.6cm" svg:y="9.2cm">
          <text:p text:style-name="P6">Illustration SM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adigme décentralisé-asynchrone</text:p>
          </draw:text-box>
        </draw:frame>
        <draw:custom-shape draw:style-name="gr2" draw:text-style-name="P6" draw:layer="layout" svg:width="3.4cm" svg:height="6.6cm" svg:x="3.2cm" svg:y="12.3cm">
          <text:p text:style-name="P6">calcul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2cm" svg:height="1.6cm" svg:x="7.2cm" svg:y="17.1cm">
          <text:p text:style-name="P6">com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4cm" svg:height="4.2cm" svg:x="16.8cm" svg:y="14.5cm">
          <text:p text:style-name="P6">calcul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4cm" svg:height="6.4cm" svg:x="20.6cm" svg:y="12.2cm">
          <text:p text:style-name="P6">com</text:p>
          <draw:enhanced-geometry svg:viewBox="0 0 21600 21600" draw:type="rectangle" draw:enhanced-path="M 0 0 L 21600 0 21600 21600 0 21600 0 0 Z N"/>
        </draw:custom-shape>
        <draw:frame draw:style-name="gr4" draw:layer="layout" svg:width="7.923cm" svg:height="0.962cm" svg:x="2.2cm" svg:y="19.738cm">
          <draw:text-box>
            <text:p>Algorithmique sequentielle</text:p>
          </draw:text-box>
        </draw:frame>
        <draw:frame draw:style-name="gr4" draw:layer="layout" svg:width="6.31cm" svg:height="0.962cm" svg:x="17.4cm" svg:y="19.5cm">
          <draw:text-box>
            <text:p>Théorie des graphes</text:p>
          </draw:text-box>
        </draw:frame>
        <draw:custom-shape draw:style-name="gr2" draw:text-style-name="P6" draw:layer="layout" svg:width="22.4cm" svg:height="7.057cm" svg:x="3.4cm" svg:y="4.343cm">
          <text:p text:style-name="P6">RUL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4" draw:layer="layout" svg:width="6.767cm" svg:height="0.962cm" svg:x="10cm" svg:y="10.4cm">
          <draw:text-box>
            <text:p>Fondations théori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coles par consensus</text:p>
          </draw:text-box>
        </draw:frame>
        <draw:custom-shape draw:style-name="gr5" draw:text-style-name="P6" draw:layer="layout" svg:width="9.6cm" svg:height="2.8cm" svg:x="0.6cm" svg:y="17.6cm">
          <text:p text:style-name="P6">tsitsikli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6cm" svg:height="2.8cm" svg:x="8cm" svg:y="5.2cm">
          <text:p text:style-name="P6">Calcul de moyenne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6cm" svg:height="4.4cm" svg:x="17.4cm" svg:y="12.4cm">
          <text:p text:style-name="P2">Hypothèses</text:p>
          <text:p text:style-name="P2">K non-négative (K&gt;=0)</text:p>
          <text:p text:style-name="P2">K stochastique (K1=1)</text:p>
          <text:p text:style-name="P2">K Primitive</text:p>
          <text:p text:style-name="P2">- G connexe</text:p>
          <text:p text:style-name="P2">- apériodique (e.g. diag(K)&gt;0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6cm" svg:height="2.8cm" svg:x="8.2cm" svg:y="8.6cm">
          <text:p text:style-name="P6">EQ</text:p>
          <text:p text:style-name="P6">X (vecteur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8cm" svg:height="2.8cm" svg:x="16.4cm" svg:y="17.6cm">
          <text:p text:style-name="P2">Théorie de Perron-Frobenius</text:p>
          <text:p text:style-name="P2">- lambda_2(K) &lt; lambda_1(K) = 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coles Gossip (aléatoires)</text:p>
          </draw:text-box>
        </draw:frame>
        <draw:custom-shape draw:style-name="gr5" draw:text-style-name="P6" draw:layer="layout" svg:width="9.6cm" svg:height="2.8cm" svg:x="14.8cm" svg:y="17.8cm">
          <text:p text:style-name="P6">Shah, Boyd, Rabba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8.8cm" svg:height="2.8cm" svg:x="4.2cm" svg:y="4.343cm">
          <text:p text:style-name="P6">Rounds globalement synchrones → activation aléatoire des lien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6cm" svg:height="2.8cm" svg:x="2.4cm" svg:y="8.4cm">
          <text:p text:style-name="P6">EQ</text:p>
          <text:p text:style-name="P6">X (vecteur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2cm" svg:height="4.4cm" svg:x="14.8cm" svg:y="8.8cm">
          <text:p text:style-name="P2">Hypothèses</text:p>
          <text:p text:style-name="P2">K(t) aléatoires et i.i.d</text:p>
          <text:p text:style-name="P2">K(t) non-négative (K&gt;=0)</text:p>
          <text:p text:style-name="P2">K(t) stochastique (K1=1)</text:p>
          <text:p text:style-name="P2">K(t) colonne-stochastique (1^TK=1^T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4cm" svg:height="2.8cm" svg:x="12.6cm" svg:y="14.2cm">
          <text:p text:style-name="P2">Convergence identique au cas déterministe</text:p>
          <text:p text:style-name="P2">(Th1 dans [Boyd06]) : EQ</text:p>
          <text:p text:style-name="P2">Preuve : appliquer Perron-Frobenius à E[K]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munications synchrones, effets émergents</text:p>
          </draw:text-box>
        </draw:frame>
        <draw:custom-shape draw:style-name="gr5" draw:text-style-name="P6" draw:layer="layout" svg:width="9.6cm" svg:height="4cm" svg:x="1.8cm" svg:y="5.2cm">
          <text:p text:style-name="P6">Communications synchrones :</text:p>
          <text:p text:style-name="P6">Protocoles Gossip « classiques »</text:p>
          <text:p text:style-name="P6">Nécessitent des matrices</text:p>
          <text:p text:style-name="P6"><text:s/>doublement stochastiques</text:p>
          <text:p text:style-name="P6">K1=1 et 1^TK=1^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5cm" svg:height="5.4cm" svg:x="12.4cm" svg:y="5cm">
          <text:p text:style-name="P2">Chaque round comporte au moins un cycle</text:p>
          <text:p text:style-name="P2"/>
          <text:p text:style-name="P2">Preuve : aucune matrice A doublement stochastique</text:p>
          <text:p text:style-name="P2">ne peut se mettre sous la forme</text:p>
          <text:p text:style-name="P2">A = PT avec P matrice de permutation</text:p>
          <text:p text:style-name="P2">Et T triangulaire (sauf I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4cm" svg:x="17cm" svg:y="11.2cm">
          <text:p text:style-name="P2">Attente entre nœud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6cm" svg:height="2.4cm" svg:x="15.8cm" svg:y="14.6cm">
          <text:p text:style-name="P2">Synchronisation locale</text:p>
          <text:p text:style-name="P2">=&gt; Synchronisation global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cm" svg:height="9cm" svg:x="1.4cm" svg:y="11cm">
          <text:p text:style-name="P2">Synchronisation locale</text:p>
          <text:p text:style-name="P2">=&gt; Synchronisation globa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tocoles Gossip Asynchrones</text:p>
          </draw:text-box>
        </draw:frame>
        <draw:custom-shape draw:style-name="gr2" draw:text-style-name="P6" draw:layer="layout" svg:width="18.6cm" svg:height="2.6cm" svg:x="4.8cm" svg:y="5cm">
          <text:p text:style-name="P6">Relacher l'hypothèse de stochasticité en colonne 1^TK=1^T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8.4cm" svg:y1="8cm" svg:x2="5cm" svg:y2="10.6cm">
          <text:p/>
        </draw:line>
        <draw:custom-shape draw:style-name="gr2" draw:text-style-name="P6" draw:layer="layout" svg:width="11.8cm" svg:height="2.6cm" svg:x="0.6cm" svg:y="10.8cm">
          <text:p text:style-name="P6">Garder 1^TE[K] = 1^T</text:p>
          <text:p text:style-name="P6">Impose une distribution symétrique des lien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.8cm" svg:height="2.6cm" svg:x="14.2cm" svg:y="10.8cm">
          <text:p text:style-name="P6">Corriger K(t) par une pondération</text:p>
          <text:p text:style-name="P6">« bien choisie »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cm" svg:y1="8cm" svg:x2="20.2cm" svg:y2="10.6cm">
          <text:p/>
        </draw:line>
        <draw:custom-shape draw:style-name="gr2" draw:text-style-name="P6" draw:layer="layout" svg:width="11.8cm" svg:height="2.6cm" svg:x="7.4cm" svg:y="16cm">
          <text:p text:style-name="P6">Protocoles par moyennage </text:p>
          <text:p text:style-name="P6">temporel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.4cm" svg:y1="7.6cm" svg:x2="13.6cm" svg:y2="16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tocoles Gossip Sum-Weigh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pérations non-linéaires</text:p>
          </draw:text-box>
        </draw:frame>
        <draw:frame presentation:style-name="pr1" draw:text-style-name="P1" draw:layer="layout" svg:width="25.199cm" svg:height="3.506cm" svg:x="1.201cm" svg:y="3.894cm" presentation:class="title" presentation:user-transformed="true">
          <draw:text-box>
            <text:p><text:span text:style-name="T1">Protocoles Gossip « de base » : moyennes pondérées (linéaire)</text:span></text:p>
          </draw:text-box>
        </draw:frame>
        <draw:line draw:style-name="gr6" draw:text-style-name="P6" draw:layer="layout" svg:x1="8.429cm" svg:y1="8cm" svg:x2="5.029cm" svg:y2="10.6cm">
          <text:p/>
        </draw:line>
        <draw:custom-shape draw:style-name="gr2" draw:text-style-name="P6" draw:layer="layout" svg:width="11.8cm" svg:height="2.6cm" svg:x="0.629cm" svg:y="10.8cm">
          <text:p text:style-name="P6">Préencodage</text:p>
          <text:p text:style-name="P6">Moyennage dans l'espace induit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4.8cm" svg:y1="7.4cm" svg:x2="19cm" svg:y2="10.6cm">
          <text:p/>
        </draw:line>
        <draw:custom-shape draw:style-name="gr2" draw:text-style-name="P6" draw:layer="layout" svg:width="11.8cm" svg:height="2.6cm" svg:x="14.6cm" svg:y="10.8cm">
          <text:p text:style-name="P6">Fonctions séparable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.8cm" svg:height="2.6cm" svg:x="14.6cm" svg:y="13.6cm">
          <text:p text:style-name="P6">EQ f(X) = sum(f_i(x))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.8cm" svg:height="2.6cm" svg:x="14.6cm" svg:y="16.4cm">
          <text:p text:style-name="P6">Protocoles Gossip Perturbé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tocoles Gossip Perturbés</text:p>
          </draw:text-box>
        </draw:frame>
        <draw:custom-shape draw:style-name="gr2" draw:text-style-name="P6" draw:layer="layout" svg:width="11.8cm" svg:height="2.6cm" svg:x="8.2cm" svg:y="5.6cm">
          <text:p text:style-name="P6">EQ 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.8cm" svg:height="2.6cm" svg:x="1cm" svg:y="9.4cm">
          <text:p text:style-name="P6">En 2 étape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.8cm" svg:height="2.6cm" svg:x="15cm" svg:y="9.4cm">
          <text:p text:style-name="P6">Mode asynchrone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.8cm" svg:height="5.2cm" svg:x="8.4cm" svg:y="14.4cm">
          <text:p text:style-name="P6">Schéma</text:p>
          <text:p text:style-name="P6"/>
          <text:p text:style-name="P6">Système Dynamique Stochastiqu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tocoles Gossip Perturbés :<text:line-break/>Comportement</text:p>
          </draw:text-box>
        </draw:frame>
        <draw:custom-shape draw:style-name="gr2" draw:text-style-name="P8" draw:layer="layout" svg:width="11.8cm" svg:height="2.6cm" svg:x="8.2cm" svg:y="5.6cm">
          <text:p text:style-name="P6"><text:span text:style-name="T3">Dessin Chaos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tocoles Gossip Perturbés :<text:line-break/>Comportement</text:p>
          </draw:text-box>
        </draw:frame>
        <draw:custom-shape draw:style-name="gr2" draw:text-style-name="P8" draw:layer="layout" svg:width="11.8cm" svg:height="2.6cm" svg:x="8.2cm" svg:y="5.6cm">
          <text:p text:style-name="P6"><text:span text:style-name="T3">Dessin Chaos </text:span></text:p>
          <text:p text:style-name="P6"><text:span text:style-name="T3">Seuil de transition de pha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tocoles Gossip Perturbés<text:line-break/>Analyse de convergence (1)</text:p>
          </draw:text-box>
        </draw:frame>
        <draw:custom-shape draw:style-name="gr2" draw:text-style-name="P8" draw:layer="layout" svg:width="11.8cm" svg:height="2.6cm" svg:x="8.2cm" svg:y="5.6cm">
          <text:p text:style-name="P6"><text:span text:style-name="T3">Recup JD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tocoles Gossip Perturbés<text:line-break/>Numerateur</text:p>
          </draw:text-box>
        </draw:frame>
        <draw:custom-shape draw:style-name="gr2" draw:text-style-name="P8" draw:layer="layout" svg:width="11.8cm" svg:height="2.6cm" svg:x="8.2cm" svg:y="5.6cm">
          <text:p text:style-name="P6"><text:span text:style-name="T3">Ergodicité faib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tocoles Gossip Perturbés<text:line-break/>Dénominateur</text:p>
          </draw:text-box>
        </draw:frame>
        <draw:custom-shape draw:style-name="gr2" draw:text-style-name="P8" draw:layer="layout" svg:width="11.8cm" svg:height="2.6cm" svg:x="8.2cm" svg:y="5.6cm">
          <text:p text:style-name="P6"><text:span text:style-name="T3">Problème du collecteur de coupons</text:span></text:p>
          <text:p text:style-name="P6"><text:span text:style-name="T3">Constante de Cheeg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tocoles Gossip Perturbés<text:line-break/>Théorème</text:p>
          </draw:text-box>
        </draw:frame>
        <draw:custom-shape draw:style-name="gr2" draw:text-style-name="P8" draw:layer="layout" svg:width="11.8cm" svg:height="2.6cm" svg:x="8.2cm" svg:y="5.6cm">
          <text:p text:style-name="P6"><text:span text:style-name="T3">Theorè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7" draw:layer="layout" svg:width="18cm" svg:height="0.962cm" svg:x="4cm" svg:y="5cm">
          <draw:text-box>
            <text:p>Contributions algorithmi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KM – Asynchronous Gossip K-Means</text:p>
          </draw:text-box>
        </draw:frame>
        <draw:custom-shape draw:style-name="gr2" draw:text-style-name="P6" draw:layer="layout" svg:width="11.2cm" svg:height="4cm" svg:x="7.2cm" svg:y="6.8cm">
          <text:p text:style-name="P6">K-Mean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KM – Asynchronous Gossip K-Means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KM <text:line-break/>Analyse de convergence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KM – Resultats (1)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KM – Resultats (2)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PCA – Asynchronous Gossip Principal Components Analysis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PCA – Asynchronous Gossip Principal Components Analysis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PCA – Resultats (1)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PCA – Resultats (2)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STAG – Asynchronous Gossip Short-Term Averaged Gradient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STAG – Asynchronous Gossip Short-Term Averaged Gradient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TAG – Resultats (1)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TAG – Resultats (2)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STAG – Resultats (1)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STAG – Resultats (2)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pplication à l'indexation multimédia<text:line-break/>et à la recherche par le contenu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haine d’index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tocole Experimental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esultats (1)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esultats (2)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esultats (3)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custom-shape draw:style-name="gr2" draw:text-style-name="P6" draw:layer="layout" svg:width="14.8cm" svg:height="6cm" svg:x="5.4cm" svg:y="11.8cm">
          <text:p text:style-name="P6">libAGM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erspectives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3:24:47.781063504</meta:creation-date>
    <dc:date>2017-09-04T18:24:20.302708802</dc:date>
    <meta:editing-duration>PT5H33M52S</meta:editing-duration>
    <meta:editing-cycles>28</meta:editing-cycles>
    <meta:generator>LibreOffice/4.2.8.2$Linux_X86_64 LibreOffice_project/420m0$Build-2</meta:generator>
    <meta:document-statistic meta:object-count="225"/>
  </office:meta>
</office:document-meta>
</file>